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2" office:value-type="string" calcext:value-type="string">
            <text:p>Mens. 08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2" office:value-type="string" calcext:value-type="string">
            <text:p>Mens. 09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1-06" calcext:value-type="date">
            <text:p>06/11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2" office:value-type="string" calcext:value-type="string">
            <text:p>Mens. 10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2" office:value-type="string" calcext:value-type="string">
            <text:p>Mens. 11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2" office:value-type="string" calcext:value-type="string">
            <text:p>Mens. 12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/>
          <table:table-cell table:style-name="ce33" table:formula="of:=[.C6]-[.F6]" office:value-type="float" office:value="0" calcext:value-type="float">
            <text:p>-</text:p>
          </table:table-cell>
          <table:table-cell table:style-name="ce36" office:value-type="string" calcext:value-type="string">
            <text:p>PG 300,00 -04/08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 parcial</text:p>
          </table:table-cell>
          <table:table-cell table:style-name="ce25" office:value-type="float" office:value="50" calcext:value-type="float">
            <text:p>50,00</text:p>
          </table:table-cell>
          <table:table-cell table:style-name="ce19"/>
          <table:table-cell table:style-name="ce33" table:formula="of:=[.C7]-[.F7]" office:value-type="float" office:value="210" calcext:value-type="float">
            <text:p>21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8]-[.F8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3])" office:value-type="float" office:value="1770" calcext:value-type="float">
            <text:p>1.77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4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7">
      <number:text>- DM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9">
      <number:text>- 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text>R$""""""""""""""""""""""""""""""""""""""""""""""""""</number:text>
    </number:number-style>
    <number:number-style style:name="N156">
      <style:text-properties fo:color="#ff0000"/>
      <number:text>(R$""""""""""""""""""""""""""""""""""""""""""""""""""</number:text>
      <style:map style:condition="value()&gt;=0" style:apply-style-name="N156P0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s/>- </text:span><text:span text:style-name="MT2"><text:time style:data-style-name="N2" text:time-value="14:55:04.286000000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4:55:04.2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8-06T14:57:26.786000000</dc:date>
    <meta:print-date>2020-01-03T16:58:42.604000000</meta:print-date>
    <dc:language>pt-PT</dc:language>
    <meta:editing-cycles>628</meta:editing-cycles>
    <meta:editing-duration>P2DT2M2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